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CRIOLLOS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FR. NEGRO</text:span></text:p>
            <text:p text:style-name="P7">Cant.Cajas(Ped 3):<text:span text:style-name="T4">5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>ISAMISA</text:span></text:p>
            <text:p text:style-name="P7">Lin.Genet(Ped.4):<text:span text:style-name="T4">POLLOS BB</text:span></text:p>
            <text:p text:style-name="P7">Cant.Cajas(Ped 4):<text:span text:style-name="T4">10</text:span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36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